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iceUnit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setRootPath( String 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removeEndpoint( Endpoint endpo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ServiceUnit.DefaultServi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iceUnit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erviceUni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getRo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DefaultServiceUnit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getConfiguration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setComponent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sta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erviceUni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addEndpoint( Endpoint endpo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erviceUnit.getEndpoin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Unit.sto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erviceUnit.shutDow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